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5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1" style:family="table">
      <style:table-properties style:width="7.5in" fo:margin-top="0in" fo:margin-bottom="0in" table:align="center"/>
    </style:style>
    <style:style style:name="Table11.A" style:family="table-column">
      <style:table-column-properties style:column-width="0.9507in"/>
    </style:style>
    <style:style style:name="Table11.B" style:family="table-column">
      <style:table-column-properties style:column-width="6.549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0.9507in"/>
    </style:style>
    <style:style style:name="Table12.B" style:family="table-column">
      <style:table-column-properties style:column-width="4.8181in"/>
    </style:style>
    <style:style style:name="Table12.C" style:family="table-column">
      <style:table-column-properties style:column-width="1.7313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2.C1" style:family="table-cell">
      <style:table-cell-properties style:vertical-align="bottom" fo:padding-left="0in" fo:padding-right="0.0799in" fo:padding-top="0.1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6f1dab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8061f8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1f9eff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200f106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7" style:family="paragraph" style:parent-style-name="Standard">
      <style:text-properties officeooo:paragraph-rsid="01eae8cc"/>
    </style:style>
    <style:style style:name="P48" style:family="paragraph" style:parent-style-name="Standard">
      <style:text-properties style:font-name="Inter1" officeooo:paragraph-rsid="0192b585"/>
    </style:style>
    <style:style style:name="P49" style:family="paragraph" style:parent-style-name="Standard">
      <style:text-properties style:font-name="Inter1" officeooo:paragraph-rsid="01bd823b"/>
    </style:style>
    <style:style style:name="P50" style:family="paragraph" style:parent-style-name="Standard">
      <style:text-properties style:font-name="Inter1" officeooo:paragraph-rsid="018061f8"/>
    </style:style>
    <style:style style:name="P51" style:family="paragraph" style:parent-style-name="Standard">
      <style:text-properties style:font-name="Inter1" officeooo:paragraph-rsid="016f1dab"/>
    </style:style>
    <style:style style:name="P52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officeooo:paragraph-rsid="00f4d3bb" style:font-size-asian="8.75pt" style:font-size-complex="10pt"/>
    </style:style>
    <style:style style:name="P53" style:family="paragraph" style:parent-style-name="Standard">
      <style:text-properties officeooo:paragraph-rsid="018061f8"/>
    </style:style>
    <style:style style:name="P54" style:family="paragraph" style:parent-style-name="Standard">
      <style:text-properties officeooo:paragraph-rsid="016f1dab"/>
    </style:style>
    <style:style style:name="P55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officeooo:paragraph-rsid="016f1dab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officeooo:paragraph-rsid="017c5850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0736b6" officeooo:paragraph-rsid="020736b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9bbbea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7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871c9e" officeooo:paragraph-rsid="01bd823b" style:font-weight-asian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9a0109" officeooo:paragraph-rsid="01bd823b" style:font-weight-asian="normal" style:font-weight-complex="normal"/>
    </style:style>
    <style:style style:name="P7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weight-asian="bold" style:font-weight-complex="bold"/>
    </style:style>
    <style:style style:name="T2" style:family="text">
      <style:text-properties fo:font-weight="bold" officeooo:rsid="007e263d" style:font-weight-asian="bold" style:font-weight-complex="normal"/>
    </style:style>
    <style:style style:name="T3" style:family="text">
      <style:text-properties fo:font-weight="bold" officeooo:rsid="01ca2b74" style:font-weight-asian="bold"/>
    </style:style>
    <style:style style:name="T4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5" style:family="text">
      <style:text-properties fo:font-size="10pt" style:font-name-asian="Roboto2" style:font-size-asian="10pt" style:font-name-complex="Roboto2" style:font-size-complex="10pt"/>
    </style:style>
    <style:style style:name="T6" style:family="text">
      <style:text-properties fo:font-size="10pt" officeooo:rsid="012a0f54" style:font-name-asian="Roboto2" style:font-size-asian="10pt" style:font-name-complex="Roboto2" style:font-size-complex="10pt"/>
    </style:style>
    <style:style style:name="T7" style:family="text">
      <style:text-properties fo:font-size="10pt" officeooo:rsid="01294c75" style:font-name-asian="Roboto2" style:font-size-asian="10pt" style:font-name-complex="Roboto2" style:font-size-complex="10pt"/>
    </style:style>
    <style:style style:name="T8" style:family="text">
      <style:text-properties fo:font-size="10pt" officeooo:rsid="00bc0279" style:font-name-asian="Roboto2" style:font-size-asian="10pt" style:font-name-complex="Roboto2" style:font-size-complex="10pt"/>
    </style:style>
    <style:style style:name="T9" style:family="text">
      <style:text-properties fo:font-size="10pt" officeooo:rsid="008f9311" style:font-name-asian="Roboto2" style:font-size-asian="10pt" style:font-name-complex="Roboto2" style:font-size-complex="10pt"/>
    </style:style>
    <style:style style:name="T10" style:family="text">
      <style:text-properties fo:font-size="10pt" officeooo:rsid="00c463f2" style:font-name-asian="Roboto2" style:font-size-asian="10pt" style:font-name-complex="Roboto2" style:font-size-complex="10pt"/>
    </style:style>
    <style:style style:name="T11" style:family="text">
      <style:text-properties fo:font-size="10pt" officeooo:rsid="019a0109" style:font-name-asian="Roboto2" style:font-size-asian="10pt" style:font-name-complex="Roboto2" style:font-size-complex="10pt"/>
    </style:style>
    <style:style style:name="T12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3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3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4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0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2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4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fo:font-size="10pt" fo:font-style="normal" fo:font-weight="normal" officeooo:rsid="01f3ee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6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8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9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0" style:family="text">
      <style:text-properties fo:font-size="10pt" fo:font-style="normal" fo:font-weight="bold" officeooo:rsid="0048f0e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ca2b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7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e987ef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style:font-size-asian="10pt" style:font-size-complex="10pt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1475f55" style:font-weight-asian="normal" style:font-weight-complex="normal"/>
    </style:style>
    <style:style style:name="T105" style:family="text">
      <style:text-properties fo:font-weight="normal" officeooo:rsid="01ff59c5" style:font-weight-asian="normal" style:font-weight-complex="normal"/>
    </style:style>
    <style:style style:name="T106" style:family="text">
      <style:text-properties fo:font-weight="normal" officeooo:rsid="0200cec8" style:font-weight-asian="normal" style:font-weight-complex="normal"/>
    </style:style>
    <style:style style:name="T107" style:family="text">
      <style:text-properties fo:font-weight="normal" officeooo:rsid="01f670b9" style:font-weight-asian="normal"/>
    </style:style>
    <style:style style:name="T108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9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0" style:family="text">
      <style:text-properties officeooo:rsid="0094c2de"/>
    </style:style>
    <style:style style:name="T111" style:family="text">
      <style:text-properties fo:color="#000000" style:font-name="Inter1" style:text-underline-style="none"/>
    </style:style>
    <style:style style:name="T112" style:family="text">
      <style:text-properties officeooo:rsid="0134be7f"/>
    </style:style>
    <style:style style:name="T113" style:family="text">
      <style:text-properties officeooo:rsid="014965fe"/>
    </style:style>
    <style:style style:name="T114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5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7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18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9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20" style:family="text">
      <style:text-properties style:font-name="Inter1" fo:font-size="10pt" style:font-size-asian="10pt" style:font-size-complex="10pt"/>
    </style:style>
    <style:style style:name="T121" style:family="text">
      <style:text-properties style:font-name="Inter1" fo:font-size="10pt" officeooo:rsid="01a964e2" style:font-size-asian="10pt" style:font-size-complex="10pt"/>
    </style:style>
    <style:style style:name="T122" style:family="text">
      <style:text-properties style:font-name="Inter1" fo:font-size="10pt" officeooo:rsid="01db6890" style:font-size-asian="10pt" style:font-size-complex="10pt"/>
    </style:style>
    <style:style style:name="T123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6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7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8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9" style:family="text">
      <style:text-properties style:font-name="Inter1" fo:font-size="10pt" fo:font-style="normal" fo:font-weight="bold" officeooo:rsid="00e1f740" style:font-name-asian="Roboto2" style:font-size-asian="10pt" style:font-style-asian="normal" style:font-weight-asian="bold" style:font-name-complex="Roboto2" style:font-size-complex="10pt" style:font-style-complex="normal"/>
    </style:style>
    <style:style style:name="T140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1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2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3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4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5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6" style:family="text">
      <style:text-properties style:font-name="Inter1" fo:font-size="10pt" style:font-name-asian="Roboto2" style:font-size-asian="10pt" style:font-name-complex="Roboto2" style:font-size-complex="10pt"/>
    </style:style>
    <style:style style:name="T157" style:family="text">
      <style:text-properties fo:color="#0066b3" style:font-name="Inter1" style:text-underline-style="solid" style:text-underline-width="auto" style:text-underline-color="font-color"/>
    </style:style>
    <style:style style:name="T158" style:family="text">
      <style:text-properties officeooo:rsid="0190cd32"/>
    </style:style>
    <style:style style:name="T159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0" style:family="text">
      <style:text-properties officeooo:rsid="01a964e2"/>
    </style:style>
    <style:style style:name="T161" style:family="text">
      <style:text-properties officeooo:rsid="01aa114e"/>
    </style:style>
    <style:style style:name="T162" style:family="text">
      <style:text-properties officeooo:rsid="01ac23ff"/>
    </style:style>
    <style:style style:name="T163" style:family="text">
      <style:text-properties officeooo:rsid="01c381c7"/>
    </style:style>
    <style:style style:name="T164" style:family="text">
      <style:text-properties officeooo:rsid="01f670b9" style:font-weight-complex="bold"/>
    </style:style>
    <style:style style:name="T165" style:family="text">
      <style:text-properties officeooo:rsid="01f683f8" style:font-weight-complex="bold"/>
    </style:style>
    <style:style style:name="T166" style:family="text">
      <style:text-properties officeooo:rsid="01cb049a"/>
    </style:style>
    <style:style style:name="T167" style:family="text">
      <style:text-properties officeooo:rsid="01cc2d83"/>
    </style:style>
    <style:style style:name="T168" style:family="text">
      <style:text-properties officeooo:rsid="01d2d740"/>
    </style:style>
    <style:style style:name="T169" style:family="text">
      <style:text-properties style:font-name="Inter Extra Bold"/>
    </style:style>
    <style:style style:name="T170" style:family="text">
      <style:text-properties officeooo:rsid="0204810e"/>
    </style:style>
    <style:style style:name="T171" style:family="text">
      <style:text-properties officeooo:rsid="02056070"/>
    </style:style>
    <style:style style:name="T172" style:family="text">
      <style:text-properties officeooo:rsid="02079a9c"/>
    </style:style>
    <style:style style:name="T173" style:family="text">
      <style:text-properties officeooo:rsid="02085269"/>
    </style:style>
    <style:style style:name="T174" style:family="text">
      <style:text-properties officeooo:rsid="020bb597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6"><text:span text:style-name="T110">R</text:span>ICHARD <text:span text:style-name="T167">S. </text:span>ZHU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11">rszhu@berkeley.edu</text:span></text:a></text:p>
            <text:p text:style-name="P29">858-371-8838</text:p>
            <text:p text:style-name="P28">Berkeley, CA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<text:a xlink:type="simple" xlink:href="https://www.linkedin.com/in/rszhu/" text:style-name="Internet_20_link" text:visited-style-name="Visited_20_Internet_20_Link"><text:span text:style-name="T157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57">github.com/richardszhu</text:span></text:a></text:p>
            <text:p text:style-name="P31"><text:a xlink:type="simple" xlink:href="https://www.ocf.berkeley.edu/~rszhu/" text:style-name="Internet_20_link" text:visited-style-name="Visited_20_Internet_20_Link"><text:span text:style-name="T157">ocf.io/rszhu</text:span></text:a></text:p>
          </table:table-cell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EDUCATION</text:p>
          </table:table-cell>
          <table:table-cell table:style-name="Table5.A1" office:value-type="string">
            <text:p text:style-name="P13">University of California, Berkeley</text:p>
            <text:p text:style-name="P15"><text:span text:style-name="T46">B.A. Computer Science, </text:span><text:span text:style-name="T45">GPA 3.90</text:span><text:span text:style-name="T50"> </text:span><text:span text:style-name="T12"><text:s text:c="40"/></text:span><text:span text:style-name="T22"><text:s text:c="7"/></text:span><text:span text:style-name="T47"><text:s/></text:span><text:span text:style-name="T12"><text:s text:c="81"/></text:span><text:span text:style-name="T5"><text:s text:c="89"/></text:span><text:span text:style-name="T23"><text:s text:c="13"/></text:span></text:p>
          </table:table-cell>
          <table:table-cell table:style-name="Table5.C1" office:value-type="string">
            <text:p text:style-name="P20"><text:span text:style-name="T164">Grad</text:span><text:span text:style-name="T165">uation</text:span><text:span text:style-name="T164"> </text:span><text:span text:style-name="T107">May 2023</text:span></text:p>
            <text:p text:style-name="P21"><text:span text:style-name="T3"><text:s/></text:span><text:span text:style-name="T2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6"><office:annotation office:name="__Annotation__905_40995002133"><dc:creator>Unknown Author</dc:creator><dc:date>2020-01-01T12:33:41.070615008</dc:date><text:p text:style-name="P76"><text:span text:style-name="T175">Top Margin : 0</text:span></text:p><text:p text:style-name="P76"><text:span text:style-name="T175">Bottom Margin : 0</text:span></text:p></office:annotation><text:span text:style-name="T77">Coursework:</text:span><office:annotation-end office:name="__Annotation__905_40995002133"/><text:span text:style-name="T39"> </text:span><text:span text:style-name="T40">Data Structures </text:span><text:span text:style-name="T43">and</text:span><text:span text:style-name="T41"> Algorithms</text:span><text:span text:style-name="T40">, </text:span><text:span text:style-name="T42">Structure of Computer Programs</text:span><text:span text:style-name="T35">, </text:span><text:span text:style-name="T37">Linear Algebra,</text:span><text:span text:style-name="T36"> </text:span><text:span text:style-name="T38">Differential Equations</text:span><text:span text:style-name="T12"> <text:s text:c="29"/></text:span><text:span text:style-name="T5"><text:s text:c="89"/></text:span><text:span text:style-name="T23"><text:s text:c="13"/></text:span></text:p>
          </table:table-cell>
        </table:table-row>
      </table:table>
      <text:p text:style-name="P5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EXPERIENCE</text:p>
          </table:table-cell>
          <table:table-cell table:style-name="Table6.A1" office:value-type="string">
            <text:p text:style-name="P11"><text:span text:style-name="T115">California </text:span><text:span text:style-name="T119">PATH (</text:span><text:span text:style-name="Strong_20_Emphasis"><text:span text:style-name="T120">Partners for Advanced Transportation Technology</text:span></text:span><text:span text:style-name="Strong_20_Emphasis"><text:span text:style-name="T122">)</text:span></text:span></text:p>
            <text:p text:style-name="P14"><text:span text:style-name="T34">Research Assistant</text:span><text:span text:style-name="T12"> <text:s text:c="26"/></text:span><text:span text:style-name="T44"><text:s/></text:span><text:span text:style-name="T12"><text:s text:c="51"/></text:span><text:span text:style-name="T22"><text:s text:c="7"/></text:span><text:span text:style-name="T47"><text:s/></text:span><text:span text:style-name="T12"><text:s text:c="81"/></text:span><text:span text:style-name="T5"><text:s text:c="89"/></text:span><text:span text:style-name="T23"><text:s text:c="13"/></text:span></text:p>
          </table:table-cell>
          <table:table-cell table:style-name="Table6.C1" office:value-type="string">
            <text:p text:style-name="P3"><text:span text:style-name="T51"><text:s/></text:span><text:span text:style-name="T49">Berkeley</text:span><text:span text:style-name="T48">, CA</text:span></text:p>
            <text:p text:style-name="P16"><text:span text:style-name="T24"><text:s/></text:span><text:span text:style-name="T26">Oct</text:span><text:span text:style-name="T25">.</text:span><text:span text:style-name="T29"> 201</text:span><text:span text:style-name="T30">9</text:span><text:span text:style-name="T29"> — </text:span><text:span text:style-name="T33">Jan</text:span><text:span text:style-name="T32">. 2020</text:span></text:p>
          </table:table-cell>
        </table:table-row>
      </table:table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0"/>
          </table:table-cell>
          <table:table-cell table:style-name="Table11.A1" office:value-type="string">
            <text:list xml:id="list1841628379" text:style-name="L1">
              <text:list-item>
                <text:p text:style-name="P55"><text:span text:style-name="T132">Helped e</text:span><text:span text:style-name="T123">valuate potential safety impacts</text:span><text:span text:style-name="T124"> </text:span><text:span text:style-name="T125">o</text:span><text:span text:style-name="T123">f </text:span><text:span text:style-name="T130">the</text:span><text:span text:style-name="T124"> </text:span><text:span text:style-name="T125">Caltrans-</text:span><text:span text:style-name="T131">proposed</text:span><text:span text:style-name="T126"> “</text:span><text:span text:style-name="T125">Yellow Alert”</text:span><text:span text:style-name="T127"> </text:span><text:span text:style-name="T130">high</text:span><text:span text:style-name="T127">way </text:span><text:span text:style-name="T128">messag</text:span><text:span text:style-name="T129">e</text:span><text:span text:style-name="T125"> system</text:span><text:span text:style-name="T127"> </text:span><text:span text:style-name="Strong_20_Emphasis"><text:span text:style-name="T133">by automating portions</text:span></text:span><text:span text:style-name="T132"> of the data collection and analysis process</text:span></text:p>
              </text:list-item>
              <text:list-item>
                <text:p text:style-name="P56"><text:span text:style-name="T56">S</text:span><text:span text:style-name="T57">ynced</text:span><text:span text:style-name="T52"> </text:span><text:span text:style-name="T57">position</text:span><text:span text:style-name="T58">al</text:span><text:span text:style-name="T53">, </text:span><text:span text:style-name="T58">sensor</text:span><text:span text:style-name="T53">, and </text:span><text:span text:style-name="T58">behavioral</text:span><text:span text:style-name="T52"> data </text:span><text:span text:style-name="T56">collected </text:span><text:span text:style-name="T52">from </text:span><text:span text:style-name="T62">driving</text:span><text:span text:style-name="T55"> </text:span><text:span text:style-name="T52">simulation</text:span><text:span text:style-name="T53"> </text:span><text:span text:style-name="T62">experiments</text:span></text:p>
              </text:list-item>
              <text:list-item>
                <text:p text:style-name="P56"><text:span text:style-name="Strong_20_Emphasis"><text:span text:style-name="T59">Wrote Python scripts to </text:span></text:span><text:span text:style-name="Strong_20_Emphasis"><text:span text:style-name="T54">extract key points from trial data sets, </text:span></text:span><text:span text:style-name="Strong_20_Emphasis"><text:span text:style-name="T78">using Python statistics libraries</text:span></text:span></text:p>
              </text:list-item>
              <text:list-item>
                <text:p text:style-name="P57"><text:span text:style-name="Strong_20_Emphasis"><text:span text:style-name="T64">Worked with</text:span></text:span><text:span text:style-name="Strong_20_Emphasis"><text:span text:style-name="T63"> thousands of data points from over 40 unique driver trials</text:span></text:span></text:p>
              </text:list-item>
            </text:list>
          </table:table-cell>
        </table:table-row>
      </table:table>
      <text:p text:style-name="P5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3"/>
          </table:table-cell>
          <table:table-cell table:style-name="Table12.A1" office:value-type="string">
            <text:p text:style-name="P12"><text:span text:style-name="Strong_20_Emphasis"><text:span text:style-name="T121">UC Berkeley College of Engineering</text:span></text:span></text:p>
            <text:p text:style-name="P22"><text:span text:style-name="Strong_20_Emphasis"><text:span text:style-name="T155">Academic Intern</text:span></text:span><text:span text:style-name="T150"> <text:s/></text:span><text:span text:style-name="T114"><text:s text:c="27"/></text:span><text:span text:style-name="T150"><text:s/></text:span><text:span text:style-name="T114"><text:s text:c="51"/></text:span><text:span text:style-name="T151"><text:s text:c="7"/></text:span><text:span text:style-name="T136"><text:s/></text:span><text:span text:style-name="T114"><text:s text:c="81"/></text:span><text:span text:style-name="T156"><text:s text:c="89"/></text:span><text:span text:style-name="T152"><text:s text:c="13"/></text:span></text:p>
          </table:table-cell>
          <table:table-cell table:style-name="Table12.C1" office:value-type="string">
            <text:p text:style-name="P1"><text:span text:style-name="T160">Berkeley</text:span>, CA</text:p>
            <text:p text:style-name="P17"><text:span text:style-name="T24"><text:s/>J</text:span><text:span text:style-name="T27">an</text:span><text:span text:style-name="T24">.</text:span><text:span text:style-name="T29"> 20</text:span><text:span text:style-name="T31">20</text:span><text:span text:style-name="T29"> — </text:span><text:span text:style-name="T31">Present</text:span></text:p>
          </table:table-cell>
        </table:table-row>
      </table:table>
      <text:p text:style-name="P5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list xml:id="list230711562841269" text:continue-numbering="true" text:style-name="L1">
              <text:list-item>
                <text:p text:style-name="P63"><text:span text:style-name="T170">Guided </text:span>lab sections for <text:span text:style-name="T171">CS 61A, The </text:span>Structure and Interpretation of Computer Programs</text:p>
              </text:list-item>
              <text:list-item>
                <text:p text:style-name="P63">T<text:span text:style-name="T161">aught</text:span> fundamental <text:span text:style-name="T163">CS</text:span> <text:span text:style-name="T163">concepts such as recursion, abstraction, and O.O.P.</text:span> to <text:span text:style-name="T166">30 students</text:span></text:p>
              </text:list-item>
              <text:list-item>
                <text:p text:style-name="P65"><text:span text:style-name="T162">Assisted</text:span> students with understanding, writing, and debugging lab programming assignments</text:p>
              </text:list-item>
              <text:list-item>
                <text:p text:style-name="P66"><text:span text:style-name="T174">Authored</text:span> solution <text:span text:style-name="T172">guides</text:span> to difficult <text:span text:style-name="T173">homework </text:span>problems, <text:span text:style-name="T172">as part of a course content team</text:span></text:p>
              </text:list-item>
            </text:list>
          </table:table-cell>
        </table:table-row>
      </table:table>
      <text:p text:style-name="P5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5"><office:annotation office:name="__Annotation__1352_1647437908"><dc:creator>Unknown Author</dc:creator><dc:date>2020-01-04T16:43:11.210977179</dc:date><text:p text:style-name="P76"><text:span text:style-name="T176">Projects all one table except HEADER</text:span></text:p></office:annotation><text:span text:style-name="T169">PROJECTS</text:span><office:annotation-end office:name="__Annotation__1352_1647437908"/></text:p>
          </table:table-cell>
          <table:table-cell table:style-name="Table8.A1" office:value-type="string">
            <text:p text:style-name="P4"><text:span text:style-name="Strong_20_Emphasis"><text:span text:style-name="T18">I</text:span></text:span><text:span text:style-name="Strong_20_Emphasis"><text:span text:style-name="T19">nvestment </text:span></text:span><text:span text:style-name="Strong_20_Emphasis"><text:span text:style-name="T20">Portfolio Diversity Visualiz</text:span></text:span><text:span text:style-name="Strong_20_Emphasis"><text:span text:style-name="T21">er </text:span></text:span><text:span text:style-name="Strong_20_Emphasis"><text:span text:style-name="T14">(</text:span></text:span><text:span text:style-name="Strong_20_Emphasis"><text:span text:style-name="T13">Python</text:span></text:span><text:span text:style-name="Strong_20_Emphasis"><text:span text:style-name="T14">)</text:span></text:span></text:p>
            <text:list xml:id="list230713139215171" text:continue-numbering="true" text:style-name="L1">
              <text:list-item>
                <text:p text:style-name="P62"><text:span text:style-name="T83">Won </text:span><text:span text:style-name="T84">the </text:span><text:span text:style-name="T85">BlackRock API Prize at Cal Hacks </text:span><text:span text:style-name="T86">6.0</text:span><text:span text:style-name="T82">,</text:span><text:span text:style-name="T61"> the largest collegiate hackathon in the world</text:span></text:p>
              </text:list-item>
              <text:list-item>
                <text:p text:style-name="P58"><text:span text:style-name="T65">Built</text:span><text:span text:style-name="T66"> </text:span><text:span text:style-name="T65">a </text:span><text:span text:style-name="T66">tool</text:span><text:span text:style-name="T60"> </text:span><text:span text:style-name="T71">that helps users gain insight into the diversity of</text:span><text:span text:style-name="T60"> </text:span><text:span text:style-name="T71">an </text:span><text:span text:style-name="T60">investment portfolio </text:span><text:span text:style-name="T76">in relation to</text:span><text:span text:style-name="T60"> any</text:span><text:span text:style-name="T70"> </text:span><text:span text:style-name="T71">applicable </text:span><text:span text:style-name="T60">security </text:span><text:span text:style-name="T72">data </text:span><text:span text:style-name="T60">attribute </text:span><text:span text:style-name="T72">(e.g., sector, asset type, or country)</text:span></text:p>
              </text:list-item>
              <text:list-item>
                <text:p text:style-name="P59"><text:span text:style-name="T87">Leveraged</text:span><text:span text:style-name="T88"> BlackRock’</text:span><text:span text:style-name="T89">s</text:span><text:span text:style-name="T88"> </text:span><text:span text:style-name="T101">Aladdin </text:span><text:span text:style-name="T88">API to </text:span><text:span text:style-name="T101">compile and </text:span><text:span text:style-name="T88">categorize </text:span><text:span text:style-name="T90">security</text:span><text:span text:style-name="T88"> data</text:span><text:span text:style-name="T90"> </text:span><text:span text:style-name="T91">from</text:span><text:span text:style-name="T100"> </text:span><text:span text:style-name="T101">stock</text:span><text:span text:style-name="T100"> ticker</text:span><text:span text:style-name="T101">s</text:span></text:p>
              </text:list-item>
              <text:list-item>
                <text:p text:style-name="P60"><text:span text:style-name="T67">Integrated</text:span><text:span text:style-name="T60"> MatPlotLib to visualize </text:span><text:span text:style-name="T68">calculated diversity</text:span><text:span text:style-name="T60"> data and create a GUI for </text:span><text:span text:style-name="T70">portfolio </text:span><text:span text:style-name="T69">input</text:span><text:span text:style-name="T60"> <text:s text:c="3"/></text:span><text:span text:style-name="T81"><text:s text:c="7"/></text:span><text:span text:style-name="T60"><text:s/></text:span><text:span text:style-name="T81"><text:s text:c="2"/></text:span><text:span text:style-name="T12"><text:s text:c="13"/></text:span><text:span text:style-name="T44"><text:s/></text:span><text:span text:style-name="T12"><text:s text:c="51"/></text:span><text:span text:style-name="T22"><text:s text:c="7"/></text:span><text:span text:style-name="T47"><text:s/></text:span><text:span text:style-name="T12"><text:s text:c="81"/></text:span><text:span text:style-name="T5"><text:s text:c="89"/></text:span><text:span text:style-name="T23"><text:s text:c="13"/></text:span></text:p>
              </text:list-item>
            </text:list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5"><text:span text:style-name="Strong_20_Emphasis"><text:span text:style-name="T14">Bomberman Remastered </text:span></text:span><text:span text:style-name="Strong_20_Emphasis"><text:span text:style-name="T16">(Java)</text:span></text:span></text:p>
            <text:list xml:id="list230712106599854" text:continue-numbering="true" text:style-name="L1">
              <text:list-item>
                <text:p text:style-name="P67">Created an improved remake of the game Bomberman that runs on modern operating systems</text:p>
              </text:list-item>
              <text:list-item>
                <text:p text:style-name="P68">Devised a <text:span text:style-name="T112">completely original</text:span> “competitive mode”, featuring dynamic multiplayer gameplay</text:p>
              </text:list-item>
              <text:list-item>
                <text:p text:style-name="P61"><text:span text:style-name="T73">Utilized the Java Swing toolkit to design </text:span><text:span text:style-name="T74">menus</text:span><text:span text:style-name="T75">,</text:span><text:span text:style-name="T73"> </text:span><text:span text:style-name="T75">handle controls, and execute game events</text:span><text:span text:style-name="T81"> <text:s text:c="2"/></text:span></text:p>
              </text:list-item>
              <text:list-item>
                <text:p text:style-name="P61"><text:span text:style-name="T79">Voted </text:span><text:span text:style-name="T80">as one of the</text:span><text:span text:style-name="T79"> </text:span><text:span text:style-name="T80">top three projects of the year</text:span><text:span text:style-name="T79"> when presented at a school project fair </text:span><text:span text:style-name="T81"><text:s text:c="3"/></text:span><text:span text:style-name="T60"><text:s/></text:span><text:span text:style-name="T81"><text:s text:c="2"/></text:span><text:span text:style-name="T12"><text:s text:c="13"/></text:span><text:span text:style-name="T44"><text:s/></text:span><text:span text:style-name="T12"><text:s text:c="51"/></text:span><text:span text:style-name="T22"><text:s text:c="7"/></text:span><text:span text:style-name="T47"><text:s/></text:span><text:span text:style-name="T12"><text:s text:c="81"/></text:span><text:span text:style-name="T5"><text:s text:c="89"/></text:span><text:span text:style-name="T23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10"><text:span text:style-name="Strong_20_Emphasis"><text:span text:style-name="T17">Personal Website (HTML, CSS, JavaScript) </text:span></text:span></text:p>
            <text:list xml:id="list230712034890910" text:continue-numbering="true" text:style-name="L1">
              <text:list-item>
                <text:p text:style-name="P69">Designed and built a personal site from scratch, utilizing the Bootstrap front end framework</text:p>
              </text:list-item>
              <text:list-item>
                <text:p text:style-name="P70">Ensured font and layout compatibility for any operating system, display size, or web browser</text:p>
              </text:list-item>
              <text:list-item>
                <text:p text:style-name="P71">Hosted page files remotely on UC Berkeley Open Computing Facility servers, via SSH transfer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5"><text:span text:style-name="Strong_20_Emphasis"><text:span text:style-name="T15">Scheme Language Interpreter (Python)</text:span></text:span></text:p>
            <text:list xml:id="list230711506654565" text:continue-numbering="true" text:style-name="L1">
              <text:list-item>
                <text:p text:style-name="P73"><text:span text:style-name="T6">Constructed</text:span><text:span text:style-name="T7"> a</text:span><text:span text:style-name="T8">n i</text:span><text:span text:style-name="T9">nterpreter for the Scheme </text:span><text:span text:style-name="T11">functional </text:span><text:span text:style-name="T8">programming </text:span><text:span text:style-name="T9">language </text:span><text:span text:style-name="T10">(a dialect of Lisp)</text:span></text:p>
              </text:list-item>
              <text:list-item>
                <text:p text:style-name="P74"><text:span text:style-name="T98">Detailed cor</text:span><text:span text:style-name="T97">rect evaluation procedures for</text:span><text:span text:style-name="T92"> </text:span><text:span text:style-name="T93">exceptions, macros,</text:span><text:span text:style-name="T95"> </text:span><text:span text:style-name="T94">and</text:span><text:span text:style-name="T97"> </text:span><text:span text:style-name="T99">short-circuiting forms</text:span></text:p>
              </text:list-item>
              <text:list-item>
                <text:p text:style-name="P75"><text:span text:style-name="T97">Optimized memory by implementing</text:span><text:span text:style-name="T96"> tail </text:span><text:span text:style-name="T97">recursion</text:span><text:span text:style-name="T96">, environments, and le</text:span><text:span text:style-name="T97">xical/dynamic scoping</text:span></text:p>
              </text:list-item>
            </text:list>
          </table:table-cell>
        </table:table-row>
      </table:table>
      <text:p text:style-name="P4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6">ACTIVITIES</text:p>
          </table:table-cell>
          <table:table-cell table:style-name="Table13.A1" office:value-type="string">
            <text:p text:style-name="P9"><text:span text:style-name="T102">Catalyst for Success</text:span> <text:s/></text:p>
            <text:p text:style-name="P23"><text:soft-page-break/><text:span text:style-name="Strong_20_Emphasis"><text:span text:style-name="T153">Treasurer, </text:span></text:span><text:span text:style-name="Strong_20_Emphasis"><text:span text:style-name="T154">Senior Technology Mentor</text:span></text:span><text:span text:style-name="Strong_20_Emphasis"><text:span text:style-name="T117"> </text:span></text:span><text:span text:style-name="T116"><text:s/></text:span><text:span text:style-name="T114"><text:s text:c="24"/></text:span><text:span text:style-name="T150"><text:s/></text:span><text:span text:style-name="T114"><text:s text:c="51"/></text:span><text:span text:style-name="T151"><text:s text:c="7"/></text:span><text:span text:style-name="T136"><text:s/></text:span><text:span text:style-name="T114"><text:s text:c="81"/></text:span><text:span text:style-name="T156"><text:s text:c="89"/></text:span><text:span text:style-name="T152"><text:s text:c="13"/></text:span></text:p>
          </table:table-cell>
          <table:table-cell table:style-name="Table13.A1" office:value-type="string">
            <text:p text:style-name="P2">San Diego, CA</text:p>
            <text:p text:style-name="P8"><text:soft-page-break/><text:span text:style-name="T24"><text:s text:c="2"/></text:span><text:span text:style-name="T29">Sep. 2017 — Aug. 2019</text:span></text:p>
          </table:table-cell>
        </table:table-row>
      </table:table>
      <text:p text:style-name="P4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2"/>
          </table:table-cell>
          <table:table-cell table:style-name="Table15.A1" office:value-type="string">
            <text:list xml:id="list230711132010053" text:continue-numbering="true" text:style-name="L1">
              <text:list-item>
                <text:p text:style-name="P72">Taught programming and circuitry at the library to over 200 students (Python, Javascript<text:span text:style-name="T168">)</text:span></text:p>
              </text:list-item>
              <text:list-item>
                <text:p text:style-name="P64">Worked with library officials to organize regular workshops and week-long summer camps</text:p>
              </text:list-item>
            </text:list>
          </table:table-cell>
        </table:table-row>
      </table:table>
      <text:p text:style-name="P4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6">A<text:span text:style-name="T158">WARDS</text:span></text:p>
          </table:table-cell>
          <table:table-cell table:style-name="Table16.A1" office:value-type="string">
            <text:p text:style-name="P26"><text:span text:style-name="T1">Winner</text:span><text:span text:style-name="T108">, </text:span><text:span text:style-name="T103">CalHacks </text:span><text:span text:style-name="T104">6.0 BlackRock API Prize </text:span></text:p>
            <text:p text:style-name="P25"><text:span text:style-name="T135">Winner</text:span><text:span text:style-name="T134">,</text:span><text:span text:style-name="T138"> </text:span><text:span text:style-name="T147">Intuit George A. Hansen </text:span><text:span text:style-name="T149">Computer Science</text:span><text:span text:style-name="T147"> </text:span><text:span text:style-name="T148">Scholarship</text:span></text:p>
            <text:p text:style-name="P27"><text:span text:style-name="T4">Winner</text:span><text:span text:style-name="T108">,</text:span><text:span text:style-name="T159"> </text:span><text:span text:style-name="T109">I</text:span><text:span text:style-name="T105">ntuit </text:span><text:span text:style-name="T106">Academic</text:span><text:span text:style-name="T105"> Scholarship</text:span></text:p>
            <text:p text:style-name="P24"><text:span text:style-name="T137">Champion</text:span><text:span text:style-name="T140">, Southern California Developmental Soccer League Div. 1</text:span><text:span text:style-name="T114"> <text:s text:c="14"/></text:span><text:span text:style-name="T150"><text:s/></text:span><text:span text:style-name="T114"><text:s text:c="51"/></text:span><text:span text:style-name="T151"><text:s text:c="7"/></text:span><text:span text:style-name="T136"><text:s/></text:span><text:span text:style-name="T114"><text:s text:c="81"/></text:span><text:span text:style-name="T156"><text:s text:c="89"/></text:span><text:span text:style-name="T152"><text:s text:c="13"/></text:span></text:p>
          </table:table-cell>
          <table:table-cell table:style-name="Table16.A1" office:value-type="string">
            <text:p text:style-name="P7"><text:span text:style-name="T29">O</text:span><text:span text:style-name="T28">ct. 2019</text:span></text:p>
            <text:p text:style-name="P18"><text:span text:style-name="T113">Apr</text:span>. 2019</text:p>
            <text:p text:style-name="P18"><text:span text:style-name="T113">Apr</text:span>. 2019</text:p>
            <text:p text:style-name="P19">Dec. 2018</text:p>
          </table:table-cell>
        </table:table-row>
      </table:table>
      <text:p text:style-name="P4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7">SKILLS</text:p>
          </table:table-cell>
          <table:table-cell table:style-name="Table17.A1" office:value-type="string">
            <text:p text:style-name="P23"><text:span text:style-name="T142">Python, Java, SQL, HTML/CSS, JavaScript, </text:span><text:span text:style-name="T141">Git, </text:span><text:span text:style-name="T143">Unix,</text:span><text:span text:style-name="T144"> </text:span><text:span text:style-name="T145">Bootstrap, NumPy, </text:span><text:span text:style-name="T146">MATLAB</text:span><text:span text:style-name="T139"> </text:span><text:span text:style-name="T118"><text:s text:c="2"/></text:span><text:span text:style-name="T114"><text:s text:c="43"/></text:span><text:span text:style-name="T151"><text:s text:c="7"/></text:span><text:span text:style-name="T136"><text:s/></text:span><text:span text:style-name="T114"><text:s text:c="81"/></text:span><text:span text:style-name="T156"><text:s text:c="89"/></text:span><text:span text:style-name="T152"><text:s text:c="13"/>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23T23:07:10.953486035</dc:date>
    <meta:editing-duration>P1DT14H41M11S</meta:editing-duration>
    <meta:editing-cycles>399</meta:editing-cycles>
    <meta:document-statistic meta:table-count="13" meta:image-count="6" meta:object-count="0" meta:page-count="2" meta:paragraph-count="67" meta:word-count="506" meta:character-count="5664" meta:non-whitespace-character-count="3028"/>
  </office:meta>
</office:document-meta>
</file>